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5000002F08D20613A.png"/>
  <manifest:file-entry manifest:media-type="image/png" manifest:full-path="Pictures/10000000000002FD0000008D5AD516DC.png"/>
  <manifest:file-entry manifest:media-type="image/png" manifest:full-path="Pictures/10000000000003280000008D93A6DE1C.png"/>
  <manifest:file-entry manifest:media-type="image/png" manifest:full-path="Pictures/1000000000000466000002F1DCC16EDF.png"/>
  <manifest:file-entry manifest:media-type="image/png" manifest:full-path="Pictures/1000000000000467000002EB55AAED91.png"/>
  <manifest:file-entry manifest:media-type="image/png" manifest:full-path="Pictures/1000000000000469000002F0866657C9.png"/>
  <manifest:file-entry manifest:media-type="image/png" manifest:full-path="Pictures/10000000000003E8000001C364103D98.png"/>
  <manifest:file-entry manifest:media-type="image/png" manifest:full-path="Pictures/100000000000032E0000008128E493D8.png"/>
  <manifest:file-entry manifest:media-type="image/png" manifest:full-path="Pictures/100000000000046A000002EE9ACC6D94.png"/>
  <manifest:file-entry manifest:media-type="image/png" manifest:full-path="Pictures/100000000000040A000002645F978455.png"/>
  <manifest:file-entry manifest:media-type="image/png" manifest:full-path="Pictures/1000000000000469000002F377533797.png"/>
  <manifest:file-entry manifest:media-type="image/png" manifest:full-path="Pictures/10000000000003E7000001FDB48289AC.png"/>
  <manifest:file-entry manifest:media-type="image/png" manifest:full-path="Pictures/10000000000002FD000000944526C231.png"/>
  <manifest:file-entry manifest:media-type="image/png" manifest:full-path="Pictures/1000000000000468000002F360CF44A2.png"/>
  <manifest:file-entry manifest:media-type="image/png" manifest:full-path="Pictures/10000000000003EA0000017ED6FC796E.png"/>
  <manifest:file-entry manifest:media-type="image/png" manifest:full-path="Pictures/1000000000000469000002F414F36678.png"/>
  <manifest:file-entry manifest:media-type="image/png" manifest:full-path="Pictures/10000000000003310000008F555D29E9.png"/>
  <manifest:file-entry manifest:media-type="image/png" manifest:full-path="Pictures/1000000000000469000002F3A476242A.png"/>
  <manifest:file-entry manifest:media-type="image/png" manifest:full-path="Pictures/100000000000030D00000093E59B2FBD.png"/>
  <manifest:file-entry manifest:media-type="image/png" manifest:full-path="Pictures/100000000000032B000000873660887F.png"/>
  <manifest:file-entry manifest:media-type="image/png" manifest:full-path="Pictures/10000000000003260000008AD104B276.png"/>
  <manifest:file-entry manifest:media-type="image/png" manifest:full-path="Pictures/100000000000032A000000780A3519A1.png"/>
  <manifest:file-entry manifest:media-type="image/png" manifest:full-path="Pictures/100000000000032C000000940A205A9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87cm" svg:height="19.896cm" svg:x="0.065cm" svg:y="0cm">
          <draw:image xlink:href="Pictures/1000000000000469000002F0866657C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87cm" svg:height="19.975cm" svg:x="0.065cm" svg:y="0cm">
          <draw:image xlink:href="Pictures/1000000000000469000002F37753379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9.87cm" svg:height="20.002cm" svg:x="0.065cm" svg:y="0cm">
          <draw:image xlink:href="Pictures/1000000000000469000002F414F3667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21.885cm" svg:height="12.953cm" svg:x="0cm" svg:y="0.047cm">
          <draw:image xlink:href="Pictures/100000000000040A000002645F978455.png" xlink:type="simple" xlink:show="embed" xlink:actuate="onLoad">
            <text:p/>
          </draw:image>
        </draw:frame>
        <draw:frame draw:style-name="gr1" draw:text-style-name="P1" draw:layer="layout" svg:width="29.87cm" svg:height="19.975cm" svg:x="0.065cm" svg:y="0cm">
          <draw:image xlink:href="Pictures/1000000000000469000002F3A476242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9.897cm" svg:height="19.843cm" svg:x="0.052cm" svg:y="0cm">
          <draw:image xlink:href="Pictures/100000000000046A000002EE9ACC6D9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9.818cm" svg:height="19.763cm" svg:x="0.091cm" svg:y="0cm">
          <draw:image xlink:href="Pictures/1000000000000467000002EB55AAED91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9.791cm" svg:height="19.922cm" svg:x="0.105cm" svg:y="0cm">
          <draw:image xlink:href="Pictures/1000000000000466000002F1DCC16ED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29.844cm" svg:height="19.975cm" svg:x="0.078cm" svg:y="0cm">
          <draw:image xlink:href="Pictures/1000000000000468000002F360CF44A2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2" draw:text-style-name="P1" draw:layer="layout" svg:width="17.186cm" svg:height="3.132cm" svg:x="-0.016cm" svg:y="0.182cm">
          <draw:image xlink:href="Pictures/100000000000032C000000940A205A97.png" xlink:type="simple" xlink:show="embed" xlink:actuate="onLoad">
            <text:p/>
          </draw:image>
        </draw:frame>
        <draw:frame draw:style-name="gr1" draw:text-style-name="P1" draw:layer="layout" svg:width="29.765cm" svg:height="19.896cm" svg:x="0.118cm" svg:y="0cm">
          <draw:image xlink:href="Pictures/1000000000000465000002F08D20613A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2" draw:text-style-name="P1" draw:layer="layout" svg:width="17.102cm" svg:height="2.984cm" svg:x="-0.016cm" svg:y="0.249cm">
          <draw:image xlink:href="Pictures/10000000000003280000008D93A6DE1C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2" draw:text-style-name="P1" draw:layer="layout" svg:width="17.229cm" svg:height="2.73cm" svg:x="-0.029cm" svg:y="0.07cm">
          <draw:image xlink:href="Pictures/100000000000032E0000008128E493D8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2" draw:text-style-name="P1" draw:layer="layout" svg:width="17.144cm" svg:height="2.539cm" svg:x="0.233cm" svg:y="0.466cm">
          <draw:image xlink:href="Pictures/100000000000032A000000780A3519A1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2" draw:text-style-name="P1" draw:layer="layout" svg:width="17.059cm" svg:height="2.92cm" svg:x="0.275cm" svg:y="0.276cm">
          <draw:image xlink:href="Pictures/10000000000003260000008AD104B27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2" draw:text-style-name="P1" draw:layer="layout" svg:width="17.165cm" svg:height="2.857cm" svg:x="0.222cm" svg:y="0.307cm">
          <draw:image xlink:href="Pictures/100000000000032B000000873660887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2" draw:text-style-name="P1" draw:layer="layout" svg:width="17.292cm" svg:height="3.026cm" svg:x="0.159cm" svg:y="0.223cm">
          <draw:image xlink:href="Pictures/10000000000003310000008F555D29E9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2" draw:text-style-name="P1" draw:layer="layout" svg:width="16.53cm" svg:height="3.111cm" svg:x="0.54cm" svg:y="0.18cm">
          <draw:image xlink:href="Pictures/100000000000030D00000093E59B2FBD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2" draw:text-style-name="P1" draw:layer="layout" svg:width="16.192cm" svg:height="2.984cm" svg:x="0.709cm" svg:y="0.244cm">
          <draw:image xlink:href="Pictures/10000000000002FD0000008D5AD516DC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2" draw:text-style-name="P1" draw:layer="layout" svg:width="16.192cm" svg:height="3.132cm" svg:x="0.709cm" svg:y="0.17cm">
          <draw:image xlink:href="Pictures/10000000000002FD000000944526C231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" draw:text-style-name="P1" draw:layer="layout" svg:width="21.208cm" svg:height="8.085cm" svg:x="0cm" svg:y="0.015cm">
          <draw:image xlink:href="Pictures/10000000000003EA0000017ED6FC796E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2" draw:text-style-name="P1" draw:layer="layout" svg:width="21.145cm" svg:height="10.773cm" svg:x="0.055cm" svg:y="0.027cm">
          <draw:image xlink:href="Pictures/10000000000003E7000001FDB48289AC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" draw:text-style-name="P1" draw:layer="layout" svg:width="21.064cm" svg:height="9.499cm" svg:x="0.136cm" svg:y="0.001cm">
          <draw:image xlink:href="Pictures/10000000000003E8000001C364103D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09:30:08.28</meta:creation-date>
    <dc:date>2017-07-14T14:41:14.79</dc:date>
    <meta:editing-duration>PT4H35M59S</meta:editing-duration>
    <meta:editing-cycles>12</meta:editing-cycles>
    <meta:generator>OpenOffice/4.1.2$Win32 OpenOffice.org_project/412m3$Build-9782</meta:generator>
    <meta:document-statistic meta:object-count="23"/>
  </office:meta>
</office:document-meta>
</file>